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260.71mm" svg:height="143.17mm" svg:x="122.23mm" svg:y="6.11mm">
            <draw:object draw:notify-on-update-of-ranges="Arkusz1.A1:Arkusz1.A1 Arkusz1.A2:Arkusz1.A6 Arkusz1.B1:Arkusz1.B1 Arkusz1.B2:Arkusz1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3" table:default-cell-style-name="ce1"/>
        <table:table-row table:style-name="ro1">
          <table:table-cell office:value-type="string" calcext:value-type="string">
            <text:p>Local Work Size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formula="of:=AVERAGE([.C2:.D2])" office:value-type="float" office:value="149.6132" calcext:value-type="float">
            <text:p>149,6132</text:p>
          </table:table-cell>
          <table:table-cell office:value-type="float" office:value="149.6132" calcext:value-type="float">
            <text:p>149,613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AVERAGE([.C3:.D3])" office:value-type="float" office:value="149.59215" calcext:value-type="float">
            <text:p>149,59215</text:p>
          </table:table-cell>
          <table:table-cell office:value-type="float" office:value="149.384" calcext:value-type="float">
            <text:p>149,384</text:p>
          </table:table-cell>
          <table:table-cell office:value-type="float" office:value="149.8003" calcext:value-type="float">
            <text:p>149,80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C4:.D4])" office:value-type="float" office:value="148.0225" calcext:value-type="float">
            <text:p>148,0225</text:p>
          </table:table-cell>
          <table:table-cell office:value-type="float" office:value="150.7252" calcext:value-type="float">
            <text:p>150,7252</text:p>
          </table:table-cell>
          <table:table-cell table:style-name="ce3" office:value-type="float" office:value="145.3198" calcext:value-type="float">
            <text:p>145,31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C5:.D5])" office:value-type="float" office:value="146.8443" calcext:value-type="float">
            <text:p>146,8443</text:p>
          </table:table-cell>
          <table:table-cell table:style-name="ce3" office:value-type="float" office:value="147.8025" calcext:value-type="float">
            <text:p>147,8025</text:p>
          </table:table-cell>
          <table:table-cell table:style-name="ce3" office:value-type="float" office:value="145.8861" calcext:value-type="float">
            <text:p>145,8861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2" office:value-type="float" office:value="116.0606" calcext:value-type="float">
            <text:p>116,0606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.00.0000</text:date>, <text:time style:data-style-name="N2" text:time-value="21:13:34.69777772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20:12:28.556983445</meta:creation-date>
    <dc:date>2015-06-10T21:15:01.421317284</dc:date>
    <meta:editing-duration>PT19M14S</meta:editing-duration>
    <meta:editing-cycles>3</meta:editing-cycles>
    <meta:generator>LibreOffice/4.4.2.2$Linux_X86_64 LibreOffice_project/40m0$Build-2</meta:generator>
    <meta:document-statistic meta:table-count="1" meta:cell-count="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6.072cm" svg:height="14.318cm" xlink:href=".." xlink:type="simple" chart:class="chart:bar" chart:style-name="ch1">
        <chart:title svg:x="7.608cm" svg:y="0.422cm" chart:style-name="ch2">
          <text:p>Zależność czasu obliczeń od rozmiaru grupy roboczej</text:p>
        </chart:title>
        <chart:plot-area chart:style-name="ch3" table:cell-range-address="Arkusz1.A1:Arkusz1.B6" chart:data-source-has-labels="both" svg:x="1.532cm" svg:y="1.513cm" svg:width="24.019cm" svg:height="11.538cm">
          <chartooo:coordinate-region svg:x="2.339cm" svg:y="1.712cm" svg:width="23.212cm" svg:height="10.692cm"/>
          <chart:axis chart:dimension="x" chart:name="primary-x" chart:style-name="ch4" chartooo:axis-type="auto">
            <chartooo:date-scale/>
            <chart:title svg:x="11.764cm" svg:y="13.337cm" chart:style-name="ch5">
              <text:p>Rozmiar grupy roboczej</text:p>
            </chart:title>
            <chart:categories table:cell-range-address="Arkusz1.A2:Arkusz1.A6"/>
          </chart:axis>
          <chart:axis chart:dimension="y" chart:name="primary-y" chart:style-name="ch6">
            <chart:title svg:x="0.451cm" svg:y="7.908cm" chart:style-name="ch7">
              <text:p>Czas [s]</text:p>
            </chart:title>
            <chart:grid chart:style-name="ch8" chart:class="major"/>
          </chart:axis>
          <chart:series chart:style-name="ch9" chart:values-cell-range-address="Arkusz1.B2:Arkusz1.B6" chart:label-cell-address="Arkusz1.B1:Arkusz1.B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Arkusz1.B1:Arkusz1.B1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0</text:p>
                <draw:g>
                  <svg:desc>Arkusz1.A2:Arkusz1.A6</svg:desc>
                </draw:g>
              </table:table-cell>
              <table:table-cell office:value-type="float" office:value="149.6132">
                <text:p>149.6132</text:p>
                <draw:g>
                  <svg:desc>Arkusz1.B2:Arkusz1.B6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49.59215">
                <text:p>149.5921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48.0225">
                <text:p>148.022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6.8443">
                <text:p>146.844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6.0606">
                <text:p>116.0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